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e916" officeooo:paragraph-rsid="0003e916" style:font-weight-asian="bold" style:font-weight-complex="bold"/>
    </style:style>
    <style:style style:name="P2" style:family="paragraph" style:parent-style-name="Standard">
      <style:text-properties fo:font-weight="normal" officeooo:rsid="0003e916" officeooo:paragraph-rsid="0003e916" style:font-weight-asian="normal" style:font-weight-complex="normal"/>
    </style:style>
    <style:style style:name="P3" style:family="paragraph" style:parent-style-name="Standard">
      <style:text-properties fo:font-weight="normal" officeooo:rsid="00078be7" officeooo:paragraph-rsid="00078be7" style:font-weight-asian="normal" style:font-weight-complex="normal"/>
    </style:style>
    <style:style style:name="P4" style:family="paragraph" style:parent-style-name="Standard">
      <style:text-properties fo:font-weight="normal" officeooo:rsid="0009391c" officeooo:paragraph-rsid="0009391c" style:font-weight-asian="normal" style:font-weight-complex="normal"/>
    </style:style>
    <style:style style:name="P5" style:family="paragraph" style:parent-style-name="Standard">
      <style:text-properties fo:font-weight="normal" officeooo:rsid="0009f1b2" officeooo:paragraph-rsid="0009f1b2" style:font-weight-asian="normal" style:font-weight-complex="normal"/>
    </style:style>
    <style:style style:name="P6" style:family="paragraph" style:parent-style-name="Standard">
      <style:text-properties fo:font-weight="normal" officeooo:rsid="000b99c0" officeooo:paragraph-rsid="000b99c0" style:font-weight-asian="normal" style:font-weight-complex="normal"/>
    </style:style>
    <style:style style:name="P7" style:family="paragraph" style:parent-style-name="Standard">
      <style:text-properties fo:font-weight="normal" officeooo:rsid="0009f1b2" officeooo:paragraph-rsid="0009f1b2" style:font-weight-asian="normal" style:font-weight-complex="normal"/>
    </style:style>
    <style:style style:name="P8" style:family="paragraph" style:parent-style-name="Standard">
      <style:text-properties fo:font-weight="normal" officeooo:rsid="000b99c0" officeooo:paragraph-rsid="000b99c0" style:font-weight-asian="normal" style:font-weight-complex="normal"/>
    </style:style>
    <style:style style:name="P9" style:family="paragraph" style:parent-style-name="Standard">
      <style:text-properties fo:font-weight="normal" officeooo:rsid="000e4eb0" officeooo:paragraph-rsid="000e4eb0" style:font-weight-asian="normal" style:font-weight-complex="normal"/>
    </style:style>
    <style:style style:name="P10" style:family="paragraph" style:parent-style-name="Standard">
      <style:text-properties fo:font-weight="normal" officeooo:rsid="00107887" officeooo:paragraph-rsid="00107887" style:font-weight-asian="normal" style:font-weight-complex="normal"/>
    </style:style>
    <style:style style:name="P11" style:family="paragraph" style:parent-style-name="Standard">
      <style:text-properties fo:font-weight="bold" officeooo:rsid="00107887" officeooo:paragraph-rsid="00107887"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r inCloude========================</text:p>
      <text:p text:style-name="P1"/>
      <text:p text:style-name="P2">All Solr queries look for documents using some field. Often you want to query across multiple fields at the same time, and this is what we’ve done so far with the "foundation" query. <text:span text:style-name="T1">This is possible with the use of copy fields, </text:span>which are set up already with this set of configurations. We’ll cover copy fields a little bit more in Exercise 2.</text:p>
      <text:p text:style-name="P2"/>
      <text:p text:style-name="P2"/>
      <text:p text:style-name="P3">Create Collection</text:p>
      <text:p text:style-name="P2"/>
      <text:p text:style-name="P2">bin/solr create -c solrTitanic -s 2 -rf 2</text:p>
      <text:p text:style-name="P2"/>
      <text:p text:style-name="P3">Add Fields</text:p>
      <text:p text:style-name="P3">curl -X POST -H 'Content-type:application/json' --data-binary '{"add-field": {"name":"Name", "type":"text_general", "multiValued":false, "stored":true}}' http://localhost:8983/solr/solrTitanic/schema</text:p>
      <text:p text:style-name="P3"/>
      <text:p text:style-name="P3">curl -X POST -H 'Content-type:application/json' --data-binary '{"add-field": {"name":"Sex", "type":"text_general", "multiValued":false, "stored":true}}' http://localhost:8983/solr/solrTitanic/schema</text:p>
      <text:p text:style-name="P3"/>
      <text:p text:style-name="P3">curl -X POST -H 'Content-type:application/json' --data-binary '{"add-field": {"name":"Cabin", "type":"text_general", "multiValued":false, "stored":true}}' http://localhost:8983/solr/solrTitanic/schema</text:p>
      <text:p text:style-name="P3"/>
      <text:p text:style-name="P3">curl -X POST -H 'Content-type:application/json' --data-binary '{"add-field": {"name":"Embarked", "type":"text_general", "multiValued":false, "stored":true}}' http://localhost:8983/solr/solrTitanic/schema</text:p>
      <text:p text:style-name="P3"/>
      <text:p text:style-name="P3">curl -X POST -H 'Content-type:application/json' --data-binary '{"add-field": {"name":"Age", "type":'pint', "multiValued":false, "stored":true}}' http://localhost:8983/solr/solrTitanic/schema</text:p>
      <text:p text:style-name="P3"/>
      <text:p text:style-name="P3"/>
      <text:p text:style-name="P3">curl -X POST -H 'Content-type:application/json' --data-binary '{"add-field": {"name":"Fare", "type":"pfloat","default":"0.0" "multiValued":false, "stored":true}}' <text:a xlink:type="simple" xlink:href="http://localhost:8983/solr/solrTitanic/schema" text:style-name="Internet_20_link" text:visited-style-name="Visited_20_Internet_20_Link">http://localhost:8983/solr/solrTitanic/schema</text:a></text:p>
      <text:p text:style-name="P3"/>
      <text:p text:style-name="P4">Add Copy Field</text:p>
      <text:p text:style-name="P4">curl -X POST -H 'Content-type:application/json' --data-binary '{"add-copy-field" : {"source":"*","dest":"_text_"}}' http://localhost:8983/solr/solrTitanic/schema</text:p>
      <text:p text:style-name="P4"/>
      <text:p text:style-name="P5">Now Index Traindata </text:p>
      <text:p text:style-name="P5"/>
      <text:p text:style-name="P6">Delete added Filed</text:p>
      <text:p text:style-name="P6">curl -X POST -H 'Content-type:application/json' --data-binary '{"delete-field":{ "name":"Age" }}' <text:a xlink:type="simple" xlink:href="http://localhost:8983/solr/solrTitanic/schema" text:style-name="Internet_20_link" text:visited-style-name="Visited_20_Internet_20_Link">http://localhost:8983/solr/solrTitanic/schema</text:a></text:p>
      <text:p text:style-name="P6"/>
      <text:p text:style-name="P6"/>
      <text:p text:style-name="P9">Replace Filed Defination</text:p>
      <text:p text:style-name="P9"/>
      <text:p text:style-name="P9">curl -X POST -H 'Content-type:application/json' --data-binary '{</text:p>
      <text:p text:style-name="P9"><text:s text:c="2"/>"replace-field":{</text:p>
      <text:p text:style-name="P9"><text:soft-page-break/><text:s text:c="5"/>"name":"Age",</text:p>
      <text:p text:style-name="P9"><text:s text:c="5"/>"type":"pfloat",</text:p>
      <text:p text:style-name="P9"><text:s text:c="5"/>"stored":true }</text:p>
      <text:p text:style-name="P9">}' <text:a xlink:type="simple" xlink:href="http://localhost:8983/solr/titanic10/schema" text:style-name="Internet_20_link" text:visited-style-name="Visited_20_Internet_20_Link">http://localhost:8983/solr/titanic10/schema</text:a></text:p>
      <text:p text:style-name="P9"/>
      <text:p text:style-name="P9"/>
      <text:p text:style-name="P9"/>
      <text:p text:style-name="P11">Index Data:</text:p>
      <text:p text:style-name="P10">bin/post -c titanic10 /home/khan/Downloads/TitanicRetailData/solrTrain.csv</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0:47:21.932626915</meta:creation-date>
    <dc:date>2020-07-11T13:14:00.738862011</dc:date>
    <meta:editing-duration>PT1H46M52S</meta:editing-duration>
    <meta:editing-cycles>6</meta:editing-cycles>
    <meta:generator>LibreOffice/6.4.4.2$Linux_X86_64 LibreOffice_project/40$Build-2</meta:generator>
    <meta:document-statistic meta:table-count="0" meta:image-count="0" meta:object-count="0" meta:page-count="2" meta:paragraph-count="25" meta:word-count="210" meta:character-count="2326" meta:non-whitespace-character-count="2132"/>
  </office:meta>
</office:document-meta>
</file>